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2" style:family="paragraph" style:parent-style-name="Standard">
      <style:paragraph-properties fo:text-align="center" style:justify-single-word="false"/>
      <style:text-properties fo:font-size="13pt" officeooo:rsid="000babc9" officeooo:paragraph-rsid="000babc9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T1" style:family="text">
      <style:text-properties officeooo:rsid="000bab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Omar faruk</text:p>
      <text:p text:style-name="P1">Registration Number:2019831055</text:p>
      <text:p text:style-name="P2">SOC 203W</text:p>
      <text:p text:style-name="P1">Part:<text:span text:style-name="T1">B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6T09:31:59.457664162</meta:creation-date>
    <meta:generator>LibreOffice/6.4.7.2$Linux_X86_64 LibreOffice_project/40$Build-2</meta:generator>
    <dc:date>2021-09-06T09:34:14.250600353</dc:date>
    <meta:editing-duration>PT2M14S</meta:editing-duration>
    <meta:editing-cycles>4</meta:editing-cycles>
    <meta:document-statistic meta:table-count="0" meta:image-count="0" meta:object-count="0" meta:page-count="1" meta:paragraph-count="4" meta:word-count="7" meta:character-count="59" meta:non-whitespace-character-count="56"/>
  </office:meta>
</office:document-meta>
</file>